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1" style:family="table-row">
      <style:table-row-properties style:row-height="2in"/>
    </style:style>
    <style:style style:name="Table1.A1" style:family="table-cell">
      <style:table-cell-properties fo:padding="0.1in" fo:border="none"/>
    </style:style>
    <style:style style:name="P1" style:family="paragraph" style:parent-style-name="Table_20_Contents"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6pt" style:font-size-asian="16pt" style:font-size-complex="16pt"/>
    </style:style>
    <style:style style:name="P4" style:family="paragraph">
      <style:paragraph-properties fo:text-align="center"/>
    </style:style>
    <style:style style:name="T1" style:family="text">
      <style:text-properties officeooo:rsid="0000bbc0"/>
    </style:style>
    <style:style style:name="gr1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line text:anchor-type="paragraph" draw:z-index="0" draw:style-name="gr1" draw:text-style-name="P4" svg:x1="6.8709in" svg:y1="-1.6709in" svg:x2="7.0563in" svg:y2="-1.6709in"><text:p/></draw:line><draw:line text:anchor-type="paragraph" draw:z-index="1" draw:style-name="gr1" draw:text-style-name="P4" svg:x1="3.3957in" svg:y1="-1.8807in" svg:x2="3.3957in" svg:y2="-1.6587in"><text:p/></draw:line><text:line-break/></text:p>
            <text:p text:style-name="P3"/>
            <text:p text:style-name="P3"/>
            <text:p text:style-name="P3">To <text:span text:style-name="T1">the Mafia</text:span></text:p>
            <text:p text:style-name="P1"/>
          </table:table-cell>
          <table:table-cell table:style-name="Table1.A1" office:value-type="string">
            <text:p text:style-name="P2"><draw:line text:anchor-type="paragraph" draw:z-index="2" draw:style-name="gr1" draw:text-style-name="P4" svg:x1="6.8709in" svg:y1="-1.6709in" svg:x2="7.0563in" svg:y2="-1.6709in"><text:p/></draw:line><draw:line text:anchor-type="paragraph" draw:z-index="3" draw:style-name="gr1" draw:text-style-name="P4" svg:x1="3.3957in" svg:y1="-1.8807in" svg:x2="3.3957in" svg:y2="-1.6587in"><text:p/></draw:line><text:line-break/></text:p>
            <text:p text:style-name="P3"/>
            <text:p text:style-name="P3">To the </text:p>
            <text:p text:style-name="P3">Ladies' Flower</text:p>
            <text:p text:style-name="P3">Gardening Society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4" draw:style-name="gr1" draw:text-style-name="P4" svg:x1="6.8709in" svg:y1="-1.6709in" svg:x2="7.0563in" svg:y2="-1.6709in"><text:p/></draw:line><draw:line text:anchor-type="paragraph" draw:z-index="5" draw:style-name="gr1" draw:text-style-name="P4" svg:x1="3.3957in" svg:y1="-1.8807in" svg:x2="3.3957in" svg:y2="-1.6587in"><text:p/></draw:line><text:line-break/></text:p>
            <text:p text:style-name="P3"/>
            <text:p text:style-name="P3">At the Black Hat</text:p>
            <text:p text:style-name="P3">hacker conference</text:p>
            <text:p text:style-name="P1"/>
          </table:table-cell>
          <table:table-cell table:style-name="Table1.A1" office:value-type="string">
            <text:p text:style-name="P2"><draw:line text:anchor-type="paragraph" draw:z-index="6" draw:style-name="gr1" draw:text-style-name="P4" svg:x1="6.8709in" svg:y1="-1.6709in" svg:x2="7.0563in" svg:y2="-1.6709in"><text:p/></draw:line><draw:line text:anchor-type="paragraph" draw:z-index="7" draw:style-name="gr1" draw:text-style-name="P4" svg:x1="3.3957in" svg:y1="-1.8807in" svg:x2="3.3957in" svg:y2="-1.6587in"><text:p/></draw:line><text:line-break/></text:p>
            <text:p text:style-name="P3"/>
            <text:p text:style-name="P3">To a group of </text:p>
            <text:p text:style-name="P3">just-beginning</text:p>
            <text:p text:style-name="P3">web developers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8" draw:style-name="gr1" draw:text-style-name="P4" svg:x1="6.8709in" svg:y1="-1.6709in" svg:x2="7.0563in" svg:y2="-1.6709in"><text:p/></draw:line><draw:line text:anchor-type="paragraph" draw:z-index="9" draw:style-name="gr1" draw:text-style-name="P4" svg:x1="3.3957in" svg:y1="-1.8807in" svg:x2="3.3957in" svg:y2="-1.6587in"><text:p/></draw:line><text:line-break/></text:p>
            <text:p text:style-name="P3"/>
            <text:p text:style-name="P3">On a compare &amp; contrast</text:p>
            <text:p text:style-name="P3">panel at a software</text:p>
            <text:p text:style-name="P3">conference</text:p>
            <text:p text:style-name="P1"/>
          </table:table-cell>
          <table:table-cell table:style-name="Table1.A1" office:value-type="string">
            <text:p text:style-name="P2"><draw:line text:anchor-type="paragraph" draw:z-index="10" draw:style-name="gr1" draw:text-style-name="P4" svg:x1="6.8709in" svg:y1="-1.6709in" svg:x2="7.0563in" svg:y2="-1.6709in"><text:p/></draw:line><draw:line text:anchor-type="paragraph" draw:z-index="11" draw:style-name="gr1" draw:text-style-name="P4" svg:x1="3.3957in" svg:y1="-1.8807in" svg:x2="3.3957in" svg:y2="-1.6587in"><text:p/></draw:line><text:line-break/></text:p>
            <text:p text:style-name="P3"/>
            <text:p text:style-name="P3">To a board of venture</text:p>
            <text:p text:style-name="P3">capital investors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12" draw:style-name="gr1" draw:text-style-name="P4" svg:x1="6.8709in" svg:y1="-1.6709in" svg:x2="7.0563in" svg:y2="-1.6709in"><text:p/></draw:line><draw:line text:anchor-type="paragraph" draw:z-index="13" draw:style-name="gr1" draw:text-style-name="P4" svg:x1="3.3957in" svg:y1="-1.8807in" svg:x2="3.3957in" svg:y2="-1.6587in"><text:p/></draw:line><text:line-break/></text:p>
            <text:p text:style-name="P3"/>
            <text:p text:style-name="P3">At the Computer Science Educators' Conference</text:p>
            <text:p text:style-name="P1"/>
          </table:table-cell>
          <table:table-cell table:style-name="Table1.A1" office:value-type="string">
            <text:p text:style-name="P2"><draw:line text:anchor-type="paragraph" draw:z-index="14" draw:style-name="gr1" draw:text-style-name="P4" svg:x1="6.8709in" svg:y1="-1.6709in" svg:x2="7.0563in" svg:y2="-1.6709in"><text:p/></draw:line><draw:line text:anchor-type="paragraph" draw:z-index="15" draw:style-name="gr1" draw:text-style-name="P4" svg:x1="3.3957in" svg:y1="-1.8807in" svg:x2="3.3957in" svg:y2="-1.6587in"><text:p/></draw:line><text:line-break/></text:p>
            <text:p text:style-name="P3"/>
            <text:p text:style-name="P3">To a 6th-grade </text:p>
            <text:p text:style-name="P3">honors class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16" draw:style-name="gr1" draw:text-style-name="P4" svg:x1="6.8709in" svg:y1="-1.6709in" svg:x2="7.0563in" svg:y2="-1.6709in"><text:p/></draw:line><draw:line text:anchor-type="paragraph" draw:z-index="17" draw:style-name="gr1" draw:text-style-name="P4" svg:x1="3.3957in" svg:y1="-1.8807in" svg:x2="3.3957in" svg:y2="-1.6587in"><text:p/></draw:line><text:line-break/></text:p>
            <text:p text:style-name="P3"/>
            <text:p text:style-name="P3">At a US Defense Dept.</text:p>
            <text:p text:style-name="P3">techology day</text:p>
            <text:p text:style-name="P1"/>
          </table:table-cell>
          <table:table-cell table:style-name="Table1.A1" office:value-type="string">
            <text:p text:style-name="P2"><draw:line text:anchor-type="paragraph" draw:z-index="18" draw:style-name="gr1" draw:text-style-name="P4" svg:x1="6.8709in" svg:y1="-1.6709in" svg:x2="7.0563in" svg:y2="-1.6709in"><text:p/></draw:line><draw:line text:anchor-type="paragraph" draw:z-index="19" draw:style-name="gr1" draw:text-style-name="P4" svg:x1="3.3957in" svg:y1="-1.8807in" svg:x2="3.3957in" svg:y2="-1.6587in"><text:p/></draw:line><text:line-break/></text:p>
            <text:p text:style-name="P3"/>
            <text:p text:style-name="P3">During Open Mic</text:p>
            <text:p text:style-name="P3">at a coffeehouse</text:p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35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Josh Berkus</meta:initial-creator>
    <meta:creation-date>2007-10-27T13:17:37</meta:creation-date>
    <dc:creator>Josh </dc:creator>
    <dc:date>2013-04-15T21:40:49</dc:date>
    <meta:printed-by>Josh Berkus</meta:printed-by>
    <meta:print-date>2008-07-17T13:15:54</meta:print-date>
    <dc:language>en-US</dc:language>
    <meta:editing-cycles>10</meta:editing-cycles>
    <meta:editing-duration>PT4H32M17S</meta:editing-duration>
    <meta:document-statistic meta:table-count="1" meta:image-count="0" meta:object-count="0" meta:page-count="2" meta:paragraph-count="31" meta:word-count="63" meta:character-count="362" meta:non-whitespace-character-count="307"/>
    <meta:user-defined meta:name="Info 1"/>
    <meta:user-defined meta:name="Info 2"/>
    <meta:user-defined meta:name="Info 3"/>
    <meta:user-defined meta:name="Info 4"/>
  </office:meta>
</office:document-meta>
</file>